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cc738" officeooo:paragraph-rsid="000cc738"/>
    </style:style>
    <style:style style:name="P2" style:family="paragraph" style:parent-style-name="Standard">
      <style:paragraph-properties fo:text-align="start" style:justify-single-word="false"/>
      <style:text-properties officeooo:rsid="000cc738" officeooo:paragraph-rsid="000cc738"/>
    </style:style>
    <style:style style:name="P3" style:family="paragraph" style:parent-style-name="Standard">
      <style:paragraph-properties fo:text-align="start" style:justify-single-word="false"/>
      <style:text-properties fo:font-weight="bold" officeooo:rsid="000cc738" officeooo:paragraph-rsid="000cc738"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0cc738" officeooo:paragraph-rsid="000cc738" style:font-weight-asian="bold" style:font-weight-complex="bold"/>
    </style:style>
    <style:style style:name="P5" style:family="paragraph" style:parent-style-name="Standard" style:list-style-name="L1">
      <style:paragraph-properties fo:text-align="start" style:justify-single-word="false"/>
      <style:text-properties fo:font-weight="normal" officeooo:rsid="000cc738" officeooo:paragraph-rsid="000cc738" style:font-weight-asian="normal" style:font-weight-complex="normal"/>
    </style:style>
    <style:style style:name="P6" style:family="paragraph" style:parent-style-name="Standard">
      <style:paragraph-properties fo:text-align="start" style:justify-single-word="false"/>
      <style:text-properties fo:font-weight="normal" officeooo:rsid="000cc738" officeooo:paragraph-rsid="000cc738"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cd8f4" officeooo:paragraph-rsid="000cd8f4" style:font-weight-asian="normal" style:font-weight-complex="normal"/>
    </style:style>
    <style:style style:name="P8" style:family="paragraph" style:parent-style-name="Standard">
      <style:paragraph-properties fo:text-align="start" style:justify-single-word="false"/>
      <style:text-properties fo:font-weight="normal" officeooo:rsid="000cd8f4" officeooo:paragraph-rsid="000cd8f4"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0eaaea" officeooo:paragraph-rsid="000eaaea"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01bd5" officeooo:paragraph-rsid="00101bd5" style:font-weight-asian="normal" style:font-weight-complex="normal"/>
    </style:style>
    <style:style style:name="P11" style:family="paragraph" style:parent-style-name="Standard">
      <style:paragraph-properties fo:text-align="start" style:justify-single-word="false" fo:break-before="page"/>
      <style:text-properties fo:font-weight="bold" officeooo:rsid="000cc738" officeooo:paragraph-rsid="000cc738" style:font-weight-asian="bold" style:font-weight-complex="bold"/>
    </style:style>
    <style:style style:name="T1" style:family="text">
      <style:text-properties officeooo:rsid="000cd8f4"/>
    </style:style>
    <style:style style:name="T2" style:family="text">
      <style:text-properties officeooo:rsid="0010878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7</text:p>
      <text:p text:style-name="P2"/>
      <text:list xml:id="list2072909616369369169" text:style-name="L1">
        <text:list-item>
          <text:p text:style-name="P4">Test Platform</text:p>
          <text:p text:style-name="P5">Personal Laptop.</text:p>
          <text:list>
            <text:list-header>
              <text:p text:style-name="P5">Core i3-2330m</text:p>
              <text:p text:style-name="P5">Ubuntu 14.04</text:p>
              <text:p text:style-name="P5">Added in a 1 second sleep call to allow system to “quiet down” before running benchmark.</text:p>
            </text:list-header>
          </text:list>
        </text:list-item>
      </text:list>
      <text:p text:style-name="P6"/>
      <text:list xml:id="list173932030214458" text:continue-numbering="true" text:style-name="L1">
        <text:list-item>
          <text:p text:style-name="P4">Data</text:p>
        </text:list-item>
      </text:list>
      <text:p text:style-name="P3"><draw:frame draw:style-name="fr1" draw:name="Object1" text:anchor-type="paragraph" svg:width="3.6744in" svg:height="2.489in"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raw:frame draw:style-name="fr2" draw:name="Object2" text:anchor-type="paragraph" svg:width="6.2992in" svg:height="9.3882in" draw:z-index="1"><draw:object xlink:href="./Object 2" xlink:type="simple" xlink:show="embed" xlink:actuate="onLoad"/><draw:image xlink:href="./ObjectReplacements/Object 2" xlink:type="simple" xlink:show="embed" xlink:actuate="onLoad"/></draw:frame></text:p>
      <text:p text:style-name="P11"/>
      <text:list xml:id="list173931021290948" text:continue-numbering="true" text:style-name="L1">
        <text:list-item>
          <text:p text:style-name="P4">Speed Patterns</text:p>
          <text:p text:style-name="P5">It appears that as the array size increased, to overall performance <text:span text:style-name="T1">began to decrease for the SIMD code. However, the overall performance for the Non-SIMD code (while much lower) seemed to remain within the same range throughout all of the array sizes.</text:span></text:p>
          <text:p text:style-name="P5"/>
        </text:list-item>
        <text:list-item>
          <text:p text:style-name="P4">Speedup Patterns</text:p>
          <text:p text:style-name="P7">The SIMD code had a sharp dive when the array size was 512000 and then increased less sharply back to around 800 MFLOPS. Other than this anomaly, it overall leveled to about 800 MFLOPS as the array size increased towards 8192000.</text:p>
        </text:list-item>
      </text:list>
      <text:p text:style-name="P8"/>
      <text:p text:style-name="P8"><text:tab/>For the non-SIMD code, there was not an increasing or decreasing pattern over the size of the <text:tab/>input array. The overall speedup pattern remained roughly 0.</text:p>
      <text:list xml:id="list173931077207024" text:continue-numbering="true" text:style-name="L1">
        <text:list-item>
          <text:p text:style-name="P4">Consistency</text:p>
          <text:p text:style-name="P9">The non-SIMD code has very consistent performance while the SIMD code had a decreasing performance trend.</text:p>
        </text:list-item>
        <text:list-item>
          <text:p text:style-name="P4">Commentary</text:p>
          <text:p text:style-name="P10">The non-SIMD code being consistent in performance across the varying array sizes is not surprising as the code was using the hardware to its full potential for conventional floating point array multiplication. However, the <text:span text:style-name="T2">inconsistency of the SIMD code is very surprising and even lacking a plateau as shown in the in-class slid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7:22:14.395047144</meta:creation-date>
    <dc:date>2014-06-09T17:39:30.171439334</dc:date>
    <meta:editing-duration>PT11M12S</meta:editing-duration>
    <meta:editing-cycles>5</meta:editing-cycles>
    <meta:generator>LibreOffice/4.2.3.3$Linux_X86_64 LibreOffice_project/420m0$Build-3</meta:generator>
    <meta:document-statistic meta:table-count="0" meta:image-count="0" meta:object-count="2" meta:page-count="3" meta:paragraph-count="18" meta:word-count="229" meta:character-count="1315" meta:non-whitespace-character-count="11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62in"/>
    </style:style>
    <style:style style:name="co3" style:family="table-column">
      <style:table-column-properties fo:break-before="auto" style:column-width="1.449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row table:style-name="ro1">
          <table:table-cell office:value-type="string" calcext:value-type="string">
            <text:p>NUM</text:p>
          </table:table-cell>
          <table:table-cell office:value-type="string" calcext:value-type="string">
            <text:p>SIMD (MFLOPS)</text:p>
          </table:table-cell>
          <table:table-cell office:value-type="string" calcext:value-type="string">
            <text:p>Non-SIMD (MFLOPS)</text:p>
          </table:table-cell>
        </table:table-row>
        <table:table-row table:style-name="ro1">
          <table:table-cell office:value-type="float" office:value="2000" calcext:value-type="float">
            <text:p>2000</text:p>
          </table:table-cell>
          <table:table-cell office:value-type="float" office:value="1052.632" calcext:value-type="float">
            <text:p>1052.632</text:p>
          </table:table-cell>
          <table:table-cell office:value-type="float" office:value="267.308" calcext:value-type="float">
            <text:p>267.308</text:p>
          </table:table-cell>
        </table:table-row>
        <table:table-row table:style-name="ro1">
          <table:table-cell office:value-type="float" office:value="4000" calcext:value-type="float">
            <text:p>4000</text:p>
          </table:table-cell>
          <table:table-cell office:value-type="float" office:value="1007.252" calcext:value-type="float">
            <text:p>1007.252</text:p>
          </table:table-cell>
          <table:table-cell office:value-type="float" office:value="284.643" calcext:value-type="float">
            <text:p>284.643</text:p>
          </table:table-cell>
        </table:table-row>
        <table:table-row table:style-name="ro1">
          <table:table-cell office:value-type="float" office:value="8000" calcext:value-type="float">
            <text:p>8000</text:p>
          </table:table-cell>
          <table:table-cell office:value-type="float" office:value="982.499" calcext:value-type="float">
            <text:p>982.499</text:p>
          </table:table-cell>
          <table:table-cell office:value-type="float" office:value="283.549" calcext:value-type="float">
            <text:p>283.549</text:p>
          </table:table-cell>
        </table:table-row>
        <table:table-row table:style-name="ro1">
          <table:table-cell office:value-type="float" office:value="16000" calcext:value-type="float">
            <text:p>16000</text:p>
          </table:table-cell>
          <table:table-cell office:value-type="float" office:value="988.307" calcext:value-type="float">
            <text:p>988.307</text:p>
          </table:table-cell>
          <table:table-cell office:value-type="float" office:value="283.092" calcext:value-type="float">
            <text:p>283.092</text:p>
          </table:table-cell>
        </table:table-row>
        <table:table-row table:style-name="ro1">
          <table:table-cell office:value-type="float" office:value="32000" calcext:value-type="float">
            <text:p>32000</text:p>
          </table:table-cell>
          <table:table-cell office:value-type="float" office:value="958.078" calcext:value-type="float">
            <text:p>958.078</text:p>
          </table:table-cell>
          <table:table-cell office:value-type="float" office:value="270.031" calcext:value-type="float">
            <text:p>270.031</text:p>
          </table:table-cell>
        </table:table-row>
        <table:table-row table:style-name="ro1">
          <table:table-cell office:value-type="float" office:value="64000" calcext:value-type="float">
            <text:p>64000</text:p>
          </table:table-cell>
          <table:table-cell office:value-type="float" office:value="865.006" calcext:value-type="float">
            <text:p>865.006</text:p>
          </table:table-cell>
          <table:table-cell office:value-type="float" office:value="278.275" calcext:value-type="float">
            <text:p>278.275</text:p>
          </table:table-cell>
        </table:table-row>
        <table:table-row table:style-name="ro1">
          <table:table-cell office:value-type="float" office:value="128000" calcext:value-type="float">
            <text:p>128000</text:p>
          </table:table-cell>
          <table:table-cell office:value-type="float" office:value="877.966" calcext:value-type="float">
            <text:p>877.966</text:p>
          </table:table-cell>
          <table:table-cell office:value-type="float" office:value="276.153" calcext:value-type="float">
            <text:p>276.153</text:p>
          </table:table-cell>
        </table:table-row>
        <table:table-row table:style-name="ro1">
          <table:table-cell office:value-type="float" office:value="256000" calcext:value-type="float">
            <text:p>256000</text:p>
          </table:table-cell>
          <table:table-cell office:value-type="float" office:value="814.096" calcext:value-type="float">
            <text:p>814.096</text:p>
          </table:table-cell>
          <table:table-cell office:value-type="float" office:value="267.539" calcext:value-type="float">
            <text:p>267.539</text:p>
          </table:table-cell>
        </table:table-row>
        <table:table-row table:style-name="ro1">
          <table:table-cell office:value-type="float" office:value="512000" calcext:value-type="float">
            <text:p>512000</text:p>
          </table:table-cell>
          <table:table-cell office:value-type="float" office:value="653.445" calcext:value-type="float">
            <text:p>653.445</text:p>
          </table:table-cell>
          <table:table-cell office:value-type="float" office:value="253.073" calcext:value-type="float">
            <text:p>253.073</text:p>
          </table:table-cell>
        </table:table-row>
        <table:table-row table:style-name="ro1">
          <table:table-cell office:value-type="float" office:value="1024000" calcext:value-type="float">
            <text:p>1024000</text:p>
          </table:table-cell>
          <table:table-cell office:value-type="float" office:value="737.488" calcext:value-type="float">
            <text:p>737.488</text:p>
          </table:table-cell>
          <table:table-cell office:value-type="float" office:value="253.596" calcext:value-type="float">
            <text:p>253.596</text:p>
          </table:table-cell>
        </table:table-row>
        <table:table-row table:style-name="ro1">
          <table:table-cell office:value-type="float" office:value="2048000" calcext:value-type="float">
            <text:p>2048000</text:p>
          </table:table-cell>
          <table:table-cell office:value-type="float" office:value="793.898" calcext:value-type="float">
            <text:p>793.898</text:p>
          </table:table-cell>
          <table:table-cell office:value-type="float" office:value="258.401" calcext:value-type="float">
            <text:p>258.401</text:p>
          </table:table-cell>
        </table:table-row>
        <table:table-row table:style-name="ro1">
          <table:table-cell office:value-type="float" office:value="4096000" calcext:value-type="float">
            <text:p>4096000</text:p>
          </table:table-cell>
          <table:table-cell office:value-type="float" office:value="772.497" calcext:value-type="float">
            <text:p>772.497</text:p>
          </table:table-cell>
          <table:table-cell office:value-type="float" office:value="263.421" calcext:value-type="float">
            <text:p>263.421</text:p>
          </table:table-cell>
        </table:table-row>
        <table:table-row table:style-name="ro1">
          <table:table-cell office:value-type="float" office:value="8192000" calcext:value-type="float">
            <text:p>8192000</text:p>
          </table:table-cell>
          <table:table-cell office:value-type="float" office:value="801.002" calcext:value-type="float">
            <text:p>801.002</text:p>
          </table:table-cell>
          <table:table-cell office:value-type="float" office:value="260.707" calcext:value-type="float">
            <text:p>260.70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 style:data-style-name="N2" text:time-value="17:26:01.150857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97cm" svg:height="23.743cm" xlink:href="." xlink:type="simple" chart:class="chart:line" chart:style-name="ch1">
        <chart:title svg:x="5.812cm" svg:y="0.61cm" chart:style-name="ch2">
          <text:p>SIMD vs Non-SIMD</text:p>
        </chart:title>
        <chart:legend chart:legend-position="bottom" svg:x="3.757cm" svg:y="22.943cm" style:legend-expansion="wide" chart:style-name="ch3"/>
        <chart:plot-area chart:style-name="ch4" chart:data-source-has-labels="both" svg:x="1.342cm" svg:y="2.869cm" svg:width="13.921cm" svg:height="18.605cm">
          <chartooo:coordinate-region svg:x="2.42cm" svg:y="3.078cm" svg:width="12.118cm" svg:height="17.317cm"/>
          <chart:axis chart:dimension="x" chart:name="primary-x" chart:style-name="ch5" chartooo:axis-type="auto">
            <chartooo:date-scale/>
            <chart:title svg:x="7.492cm" svg:y="21.948cm" chart:style-name="ch6">
              <text:p>Array Size</text:p>
            </chart:title>
            <chart:categories table:cell-range-address="local-table.$A$2:.$A$14"/>
          </chart:axis>
          <chart:axis chart:dimension="y" chart:name="primary-y" chart:style-name="ch5">
            <chart:title svg:x="0.451cm" svg:y="12.893cm" chart:style-name="ch7">
              <text:p>MFLOPS</text:p>
            </chart:title>
            <chart:grid chart:style-name="ch8" chart:class="major"/>
          </chart:axis>
          <chart:series chart:style-name="ch9" chart:values-cell-range-address="local-table.$B$2:.$B$14" chart:label-cell-address="local-table.$B$1" chart:class="chart:line">
            <chart:data-point chart:repeated="13"/>
          </chart:series>
          <chart:series chart:style-name="ch10" chart:values-cell-range-address="local-table.$C$2:.$C$14" chart:label-cell-address="local-table.$C$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D (MFLOPS)</text:p>
              </table:table-cell>
              <table:table-cell office:value-type="string">
                <text:p>Non-SIMD (MFLOPS)</text:p>
              </table:table-cell>
            </table:table-row>
          </table:table-header-rows>
          <table:table-rows>
            <table:table-row>
              <table:table-cell office:value-type="float" office:value="2000">
                <text:p>2000</text:p>
              </table:table-cell>
              <table:table-cell office:value-type="float" office:value="1052.632">
                <text:p>1052.632</text:p>
              </table:table-cell>
              <table:table-cell office:value-type="float" office:value="267.308">
                <text:p>267.308</text:p>
              </table:table-cell>
            </table:table-row>
            <table:table-row>
              <table:table-cell office:value-type="float" office:value="4000">
                <text:p>4000</text:p>
              </table:table-cell>
              <table:table-cell office:value-type="float" office:value="1007.252">
                <text:p>1007.252</text:p>
              </table:table-cell>
              <table:table-cell office:value-type="float" office:value="284.643">
                <text:p>284.643</text:p>
              </table:table-cell>
            </table:table-row>
            <table:table-row>
              <table:table-cell office:value-type="float" office:value="8000">
                <text:p>8000</text:p>
              </table:table-cell>
              <table:table-cell office:value-type="float" office:value="982.499">
                <text:p>982.499</text:p>
              </table:table-cell>
              <table:table-cell office:value-type="float" office:value="283.549">
                <text:p>283.549</text:p>
              </table:table-cell>
            </table:table-row>
            <table:table-row>
              <table:table-cell office:value-type="float" office:value="16000">
                <text:p>16000</text:p>
              </table:table-cell>
              <table:table-cell office:value-type="float" office:value="988.307">
                <text:p>988.307</text:p>
              </table:table-cell>
              <table:table-cell office:value-type="float" office:value="283.092">
                <text:p>283.092</text:p>
              </table:table-cell>
            </table:table-row>
            <table:table-row>
              <table:table-cell office:value-type="float" office:value="32000">
                <text:p>32000</text:p>
              </table:table-cell>
              <table:table-cell office:value-type="float" office:value="958.078">
                <text:p>958.078</text:p>
              </table:table-cell>
              <table:table-cell office:value-type="float" office:value="270.031">
                <text:p>270.031</text:p>
              </table:table-cell>
            </table:table-row>
            <table:table-row>
              <table:table-cell office:value-type="float" office:value="64000">
                <text:p>64000</text:p>
              </table:table-cell>
              <table:table-cell office:value-type="float" office:value="865.006">
                <text:p>865.006</text:p>
              </table:table-cell>
              <table:table-cell office:value-type="float" office:value="278.275">
                <text:p>278.275</text:p>
              </table:table-cell>
            </table:table-row>
            <table:table-row>
              <table:table-cell office:value-type="float" office:value="128000">
                <text:p>128000</text:p>
              </table:table-cell>
              <table:table-cell office:value-type="float" office:value="877.966">
                <text:p>877.966</text:p>
              </table:table-cell>
              <table:table-cell office:value-type="float" office:value="276.153">
                <text:p>276.153</text:p>
              </table:table-cell>
            </table:table-row>
            <table:table-row>
              <table:table-cell office:value-type="float" office:value="256000">
                <text:p>256000</text:p>
              </table:table-cell>
              <table:table-cell office:value-type="float" office:value="814.096">
                <text:p>814.096</text:p>
              </table:table-cell>
              <table:table-cell office:value-type="float" office:value="267.539">
                <text:p>267.539</text:p>
              </table:table-cell>
            </table:table-row>
            <table:table-row>
              <table:table-cell office:value-type="float" office:value="512000">
                <text:p>512000</text:p>
              </table:table-cell>
              <table:table-cell office:value-type="float" office:value="653.445">
                <text:p>653.445</text:p>
              </table:table-cell>
              <table:table-cell office:value-type="float" office:value="253.073">
                <text:p>253.073</text:p>
              </table:table-cell>
            </table:table-row>
            <table:table-row>
              <table:table-cell office:value-type="float" office:value="1024000">
                <text:p>1024000</text:p>
              </table:table-cell>
              <table:table-cell office:value-type="float" office:value="737.488">
                <text:p>737.488</text:p>
              </table:table-cell>
              <table:table-cell office:value-type="float" office:value="253.596">
                <text:p>253.596</text:p>
              </table:table-cell>
            </table:table-row>
            <table:table-row>
              <table:table-cell office:value-type="float" office:value="2048000">
                <text:p>2048000</text:p>
              </table:table-cell>
              <table:table-cell office:value-type="float" office:value="793.898">
                <text:p>793.898</text:p>
              </table:table-cell>
              <table:table-cell office:value-type="float" office:value="258.401">
                <text:p>258.401</text:p>
              </table:table-cell>
            </table:table-row>
            <table:table-row>
              <table:table-cell office:value-type="float" office:value="4096000">
                <text:p>4096000</text:p>
              </table:table-cell>
              <table:table-cell office:value-type="float" office:value="772.497">
                <text:p>772.497</text:p>
              </table:table-cell>
              <table:table-cell office:value-type="float" office:value="263.421">
                <text:p>263.421</text:p>
              </table:table-cell>
            </table:table-row>
            <table:table-row>
              <table:table-cell office:value-type="float" office:value="8192000">
                <text:p>8192000</text:p>
              </table:table-cell>
              <table:table-cell office:value-type="float" office:value="801.002">
                <text:p>801.002</text:p>
              </table:table-cell>
              <table:table-cell office:value-type="float" office:value="260.707">
                <text:p>260.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